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43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1.0898in"/>
    </style:style>
    <style:style style:name="co5" style:family="table-column">
      <style:table-column-properties fo:break-before="auto" style:column-width="0.3in"/>
    </style:style>
    <style:style style:name="co6" style:family="table-column">
      <style:table-column-properties fo:break-before="auto" style:column-width="0.722in"/>
    </style:style>
    <style:style style:name="co7" style:family="table-column">
      <style:table-column-properties fo:break-before="auto" style:column-width="0.598in"/>
    </style:style>
    <style:style style:name="co8" style:family="table-column">
      <style:table-column-properties fo:break-before="auto" style:column-width="0.778in"/>
    </style:style>
    <style:style style:name="co9" style:family="table-column">
      <style:table-column-properties fo:break-before="auto" style:column-width="0.4591in"/>
    </style:style>
    <style:style style:name="co10" style:family="table-column">
      <style:table-column-properties fo:break-before="auto" style:column-width="0.646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375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0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00ff00"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2">
      <style:table-cell-properties fo:border-bottom="0.74pt dotted #000000" style:diagonal-bl-tr="none" style:diagonal-tl-br="none" fo:border-left="none" fo:padding="0.028in" fo:border-right="none" style:rotation-align="none" fo:border-top="none"/>
    </style:style>
    <style:style style:name="ce23" style:family="table-cell" style:parent-style-name="Default" style:data-style-name="N2">
      <style:table-cell-properties style:diagonal-bl-tr="none" style:diagonal-tl-br="none" fo:border="none" fo:padding="0.028in" style:rotation-align="none"/>
    </style:style>
    <style:style style:name="ce34" style:family="table-cell" style:parent-style-name="Default" style:data-style-name="N2">
      <style:table-cell-properties fo:padding="0.028in"/>
    </style:style>
    <style:style style:name="ce24" style:family="table-cell" style:parent-style-name="Default">
      <style:table-cell-properties fo:padding="0.028in"/>
    </style:style>
    <style:style style:name="ce25" style:family="table-cell" style:parent-style-name="Default">
      <style:table-cell-properties style:diagonal-bl-tr="none" style:diagonal-tl-br="none" fo:border="none" fo:padding="0.028in" style:rotation-align="none"/>
    </style:style>
    <style:style style:name="ce26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0.74pt solid #000000"/>
    </style:style>
    <style:style style:name="ce9" style:family="table-cell" style:parent-style-name="Default" style:data-style-name="N100">
      <style:table-cell-properties style:diagonal-bl-tr="none" style:diagonal-tl-br="none" fo:border="none" fo:padding="0.028in" style:rotation-align="none"/>
    </style:style>
    <style:style style:name="ce52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none"/>
    </style:style>
    <style:style style:name="ce53" style:family="table-cell" style:parent-style-name="Default" style:data-style-name="N2">
      <style:table-cell-properties style:diagonal-bl-tr="none" style:diagonal-tl-br="none" fo:background-color="transparent" fo:border="none" fo:padding="0.028in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2">
      <style:table-cell-properties fo:border-bottom="0.06pt solid #000000" style:diagonal-bl-tr="none" style:diagonal-tl-br="none" fo:background-color="transparent" fo:border-left="none" fo:padding="0.028in" fo:border-right="none" style:rotation-align="none" fo:border-top="0.74pt solid #000000"/>
    </style:style>
    <style:style style:name="ce54" style:family="table-cell" style:parent-style-name="Default" style:data-style-name="N2">
      <style:table-cell-properties fo:border-bottom="2.49pt double-thin #000000" style:border-line-width-bottom="0.0071in 0.0209in 0.0071in" style:diagonal-bl-tr="none" style:diagonal-tl-br="none" fo:background-color="transparent" fo:border-left="none" fo:padding="0.028in" fo:border-right="none" style:rotation-align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23"/>
        <table:table-column table:style-name="co2" table:default-cell-style-name="ce20"/>
        <table:table-column table:style-name="co3" table:default-cell-style-name="ce25"/>
        <table:table-column table:style-name="co4" table:default-cell-style-name="ce25"/>
        <table:table-column table:style-name="co5" table:default-cell-style-name="ce20"/>
        <table:table-column table:style-name="co4" table:default-cell-style-name="ce52"/>
        <table:table-column table:style-name="co6" table:default-cell-style-name="ce23"/>
        <table:table-column table:style-name="co7" table:default-cell-style-name="ce23"/>
        <table:table-column table:style-name="co6" table:default-cell-style-name="ce23"/>
        <table:table-column table:style-name="co8" table:default-cell-style-name="ce25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style-name="ce20" office:value-type="string" calcext:value-type="string">
            <text:p>PETSA</text:p>
          </table:table-cell>
          <table:table-cell table:style-name="ce9" office:value-type="string" calcext:value-type="string">
            <text:p>2022-01-24</text:p>
          </table:table-cell>
          <table:table-cell table:formula="of:=UPPER(TEXT([.B1];&quot;DDDD&quot;))" office:value-type="string" office:string-value="MONDAY" calcext:value-type="string">
            <text:p>MONDAY</text:p>
          </table:table-cell>
          <table:table-cell/>
          <table:table-cell table:style-name="ce25" table:number-columns-repeated="5"/>
          <table:table-cell table:number-columns-repeated="5"/>
        </table:table-row>
        <table:table-row table:style-name="ro2">
          <table:table-cell table:style-name="ce21" office:value-type="string" calcext:value-type="string">
            <text:p>CASH</text:p>
          </table:table-cell>
          <table:table-cell table:style-name="ce21" office:value-type="string" calcext:value-type="string">
            <text:p>STORED</text:p>
          </table:table-cell>
          <table:table-cell table:style-name="ce21" office:value-type="string" calcext:value-type="string">
            <text:p>COINS</text:p>
          </table:table-cell>
          <table:table-cell table:style-name="ce21" office:value-type="string" calcext:value-type="string">
            <text:p>ACTUAL TOTAL</text:p>
          </table:table-cell>
          <table:table-cell table:style-name="ce25" table:number-columns-repeated="2"/>
          <table:table-cell table:style-name="ce21" office:value-type="string" calcext:value-type="string">
            <text:p>PF</text:p>
          </table:table-cell>
          <table:table-cell table:style-name="ce21" office:value-type="string" calcext:value-type="string">
            <text:p>COUNT</text:p>
          </table:table-cell>
          <table:table-cell table:style-name="ce21" office:value-type="string" calcext:value-type="string">
            <text:p>MOSC</text:p>
            <text:p>NET PF</text:p>
          </table:table-cell>
          <table:table-cell table:style-name="ce21" office:value-type="string" calcext:value-type="string">
            <text:p>DIRECT</text:p>
            <text:p>PAYMENT</text:p>
          </table:table-cell>
          <table:table-cell table:style-name="ce21" office:value-type="string" calcext:value-type="string">
            <text:p>COM</text:p>
          </table:table-cell>
          <table:table-cell table:style-name="ce21" office:value-type="string" calcext:value-type="string">
            <text:p>CASH</text:p>
            <text:p>REGISTER</text:p>
          </table:table-cell>
          <table:table-cell/>
          <table:table-cell table:style-name="ce21" office:value-type="string" calcext:value-type="string">
            <text:p>NOTES</text:p>
          </table:table-cell>
        </table:table-row>
        <table:table-row table:style-name="ro1">
          <table:table-cell table:number-columns-repeated="3" table:style-name="ce22" office:value-type="float" office:value="0" calcext:value-type="float">
            <text:p>0.00</text:p>
          </table:table-cell>
          <table:table-cell table:style-name="ce33" table:formula="of:=SUM([.A3:.C3])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PEDRO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20" office:value-type="string" calcext:value-type="string">
            <text:p>CASH OUT</text:p>
          </table:table-cell>
          <table:table-cell table:style-name="ce23" office:value-type="float" office:value="0" calcext:value-type="float">
            <text:p>0.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-RAY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LA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EDICINE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DR. PETER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N-MED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34"/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AB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24"/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SS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25" table:number-columns-repeated="2"/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MINOR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.00</text:p>
          </table:table-cell>
          <table:table-cell table:style-name="ce52" office:value-type="string" calcext:value-type="string">
            <text:p>GLUCO.SULFATE &amp; CALCIUM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R. REJUSO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26" table:formula="of:=SUM([.A5:.A10])" office:value-type="float" office:value="0" calcext:value-type="float">
            <text:p>0.00</text:p>
          </table:table-cell>
          <table:table-cell table:style-name="ce29"/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DR. ESPINOSA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20" office:value-type="string" calcext:value-type="string">
            <text:p>COUNT</text:p>
          </table:table-cell>
          <table:table-cell table:style-name="ce25"/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R. DELA PAZ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X-RAY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LT PATIE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R. LASAM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FX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NEW PATI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R. BALCE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LAB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NC PATIEN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HOTOCOPY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.00</text:p>
          </table:table-cell>
          <table:table-cell office:value-type="string" calcext:value-type="string">
            <text:p>#DEXA (DR. PETER)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DR. PETER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.00</text:p>
          </table:table-cell>
          <table:table-cell office:value-type="string" calcext:value-type="string">
            <text:p>#PRIVATE (ALL MEDICAL DOCTORS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GLUCO.SULFATE</text:p>
            <text:p>&amp;CALCIUM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25" table:number-columns-repeated="2"/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12% VAT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022-01-24</text:p>
          </table:table-cell>
          <table:table-cell table:style-name="ce30" table:formula="of:=UPPER(TEXT([.A19];&quot;DDDD&quot;))" office:value-type="string" office:string-value="MONDAY" calcext:value-type="string">
            <text:p>MONDAY</text:p>
          </table:table-cell>
          <table:table-cell table:style-name="ce31" office:value-type="string" calcext:value-type="string">
            <text:p>PREV TOTAL</text:p>
          </table:table-cell>
          <table:table-cell table:style-name="ce34" office:value-type="float" office:value="0" calcext:value-type="float">
            <text:p>0.00</text:p>
          </table:table-cell>
          <table:table-cell table:style-name="ce24"/>
          <table:table-cell table:style-name="ce53" office:value-type="string" calcext:value-type="string">
            <text:p>TOTAL</text:p>
          </table:table-cell>
          <table:table-cell table:style-name="ce19" table:formula="of:=SUM([.G3:.G18])" office:value-type="float" office:value="0" calcext:value-type="float">
            <text:p>0.00</text:p>
          </table:table-cell>
          <table:table-cell table:style-name="ce24" table:number-columns-repeated="3"/>
          <table:table-cell table:number-columns-repeated="4"/>
        </table:table-row>
        <table:table-row table:style-name="ro1">
          <table:table-cell table:style-name="ce24" table:number-columns-repeated="2"/>
          <table:table-cell table:style-name="ce32" office:value-type="string" calcext:value-type="string">
            <text:p>GRAND TOTAL</text:p>
          </table:table-cell>
          <table:table-cell table:style-name="ce26" table:formula="of:=[.G21]+[.D19]-[.B4]-[.A11]" office:value-type="float" office:value="0" calcext:value-type="float">
            <text:p>0.00</text:p>
          </table:table-cell>
          <table:table-cell table:style-name="ce24"/>
          <table:table-cell table:style-name="ce24" office:value-type="string" calcext:value-type="string">
            <text:p>DIRECT PAYMENT</text:p>
          </table:table-cell>
          <table:table-cell table:style-name="ce34" table:formula="of:=SUM([.J3:.J18])" office:value-type="float" office:value="0" calcext:value-type="float">
            <text:p>0.00</text:p>
          </table:table-cell>
          <table:table-cell table:style-name="ce24" table:number-columns-repeated="3"/>
          <table:table-cell table:number-columns-repeated="4"/>
        </table:table-row>
        <table:table-row table:style-name="ro1">
          <table:table-cell table:style-name="Default" table:number-columns-repeated="6"/>
          <table:table-cell table:style-name="ce54" table:formula="of:=[.G19]-[.G20]" office:value-type="float" office:value="0" calcext:value-type="float">
            <text:p>0.00</text:p>
          </table:table-cell>
          <table:table-cell table:style-name="Default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1">00/00/0000</text:date>, <text:time style:data-style-name="N2" text:time-value="08:52:06.8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0T08:01:42.369000000</meta:creation-date>
    <dc:date>2022-07-01T08:54:42.832000000</dc:date>
    <meta:editing-duration>P1DT3H12M25S</meta:editing-duration>
    <meta:editing-cycles>1225</meta:editing-cycles>
    <meta:generator>LibreOffice/6.3.5.2$Windows_X86_64 LibreOffice_project/dd0751754f11728f69b42ee2af66670068624673</meta:generator>
    <meta:document-statistic meta:table-count="1" meta:cell-count="13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autoImportSalesReportFromCashier
'
'  Copyright 2020~2022 SYSON, MICHAEL B.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company: USBONG
' @author: SYSON, MICHAEL B.
' @date created: 20200523
' @date updated: 20220701; from 20210525
' @website address: http://www.usbong.ph
'
  GlobalScope.BasicLibraries.loadLibrary("Tools")
  Dim Prop(1) as New com.sun.star.beans.PropertyValue
  Dim saveAsODSArgs(1) as new com.sun.star.beans.PropertyValue
  Dim oNumberFormats As Object
  Dim oLocalSettings As New com.sun.star.lang.Locale
  Dim lKey as long 

  Dim sInputPath As String
  Dim summaryReportWorksheet

  dispatcher = createUnoService("com.sun.star.frame.DispatchHelper")
     
  inputWorkbook = ThisComponent

  sDateToday = Format(Now(), "yyyy-mm-dd")
  iDateTodayDay = Weekday(Now())

  'Linux Machine
  'note: variation in Date Format in LUBUNTU
  'example: 08-03-2020 09:31:45 
'  sDateToday = Split(sDateToday, " ")(0)
'  sDateTodayMonth = Split(sDateToday, "-")(0)
'  sDateTodayDay = Split(sDateToday, "-")(1)
'  sDateTodayYear = Split(sDateToday, "-")(2)  
'  sDateToday = sDateTodayYear &amp; "-" &amp; sDateTodayMonth &amp; "-" &amp; sDateTodayDay
            
'  Msgbox(sDateToday)
'  Msgbox(iDateTodayDay)
    
  'update file location  
'  sOutputPath  = DirectoryNameoutofPath(inputWorkbook.getURL(),"/")
'  sOutputWorkbookFilename = sOutputPath  &amp; "/" &amp; "moscReportForTheDay" &amp; sDateToday &amp; ".ods"
'  sOutputPath  = "G:\Usbong MOSC\Everyone\Information Desk\output\informationDesk\cashier\"
  'sOutputWorkbookFilename = sOutputPath  &amp; "\" &amp; "moscReportForTheDay" &amp; sDateToday &amp; ".ods"

  'Windows and Linux Machine
  sOutputPath  = DirectoryNameoutofPath(inputWorkbook.getURL(),"/")
  sOutputWorkbookFilename = sOutputPath  &amp; "/" &amp; "moscReportForTheDay" &amp; sDateToday &amp; ".ods"

  'msgbox(sOutputWorkbookFilename)

  If Not FileExists(sOutputPath) Then
    MkDir(sOutputPath)    
  End If

  outputWorkbook = ThisComponent

  sFileName = FileNameoutofPath(inputWorkbook.getURL(),"/")

  saveAsODSArgs(0).Name = "URL"
  saveAsODSArgs(0).Value = sOutputWorkbookFilename
  saveAsODSArgs(1).Name = "FilterName"
  'edited by Mike, 20200821
  saveAsODSArgs(1).Value = "calc8"'"writer8"
         
  If InStr(sFileName, sDateToday) Then
  Else	
	If Dir(sOutputWorkbookFilename) &lt;&gt; "" Then
		'note: the workbook is already open
	Else
'	  saveAsODSArgs(0).Name = "URL"
'	  saveAsODSArgs(0).Value = sOutputWorkbookFilename
'	  saveAsODSArgs(1).Name = "FilterName"
'	  saveAsODSArgs(1).Value = "writer8"
			
	  dispatcher.executeDispatch(ThisComponent.CurrentController.Frame, ".uno:SaveAs", "", 0, saveAsODSArgs())
	End If
  End If
    
  summaryReportWorksheet = outputWorkbook.Sheets.getByName("SUMMARY")

  'TO-DO: -add: set input and output file paths in one place
  'update file location
  'sInputPath = sOutputPath
  'sInputPath = "D:\Usbong\MOSC\Forms\Information Desk\output\cashier\"
  'sInputPath = "/home/unit_member/Documents/Accounting/Cashier/output/"

  'edited by Mike, 20210323
  'TO-DO: -add: eliminate excess steps
  sInputPath  = "G:\Usbong MOSC\Everyone\Information Desk\output\informationDesk\cashier\"
  'sInputPath  = "/opt/lampp/htdocs/usbong_kms/server/"
   
  'sInputFilename = sInputPath &amp; sReportFromInformationDeskWorksheetName &amp; ".csv" '".txt"
   sInputFilenameMedicine = sInputPath &amp; "medicine" &amp; sDateToday &amp; ".txt"
   sInputFilenameMedicineAsterisk = sInputPath &amp; "medicineAsterisk" &amp; sDateToday &amp; ".txt"
   sInputFilenameNonMedicine = sInputPath &amp; "nonMedicine" &amp; sDateToday &amp; ".txt"
   sInputFilenameXRay = sInputPath &amp; "xRay" &amp; sDateToday &amp; ".txt"
   sInputFilenameLab = sInputPath &amp; "lab" &amp; sDateToday &amp; ".txt"
   sInputFilenameVATForNonMedicine = sInputPath &amp; "VATForNonMedicine" &amp; sDateToday &amp; ".txt"
   'added by Mike, 20200819
   sInputFilenameMinorset = sInputPath &amp; "Minorset" &amp; sDateToday &amp; ".txt"

   'added by Mike, 20201105
   sInputFilenameSnackset = sInputPath &amp; "snack" &amp; sDateToday &amp; ".txt"

            
   sInputFilenameSysonPedro = sInputPath &amp; "SYSON,PEDRO" &amp; sDateToday &amp; ".txt"
   sInputFilenameSysonPeter = sInputPath &amp; "SYSON,PETER" &amp; sDateToday &amp; ".txt"
   'edited by Mike, 20210112
   'sInputFilenameRejusoChastityAmor = sInputPath &amp; "REJUSO,CHASTITYAMOR" &amp; sDateToday &amp; ".txt"
   sInputFilenameRejusoMoralesChastityAmor = sInputPath &amp; "REJUSO-MORALES,CHASTITYAMOR" &amp; sDateToday &amp; ".txt"

   sInputFilenameDelaPazRodil = sInputPath &amp; "DELAPAZ,RODIL" &amp; sDateToday &amp; ".txt"
   sInputFilenameLasamHonesto = sInputPath &amp; "LASAM,HONESTO" &amp; sDateToday &amp; ".txt"
   sInputFilenameBalceGraciaCielo = sInputPath &amp; "BALCE,GRACIACIELO" &amp; sDateToday &amp; ".txt"

   'edited by Mike, 20201105
   '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)
   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, sInputFilenameSnackset)

   'TO-DO: -add: this       
   'Call autoFormatSummaryReport
   'TO-DO: -add: this       
   'ActiveWindow.Zoom = 80  

   'added by Mike, 20210525
   'set to zero
   'NC = "No Charge", i.e. gratis
   summaryReportWorksheet.getCellByPosition(2,14).Value = 0
   
   RowCountOutput = 1
    
    'Loop over all the files selected by the user and import them as new worksheets
    For Each Filename In FileNames
        'Msgbox("Filename: " &amp; Filename)

        If Not FileExists(Filename) Then
        Else
            'Open, read, copy, and paste the contents of the .txt JSON file into worksheet
            RowCount = 1 'input
            RowCountOffSet = 1
            Open Filename For Input As #1
                Do Until EOF(1)
                    sText = ""
                    Line Input #1, textLine
                                        
                        'TO-DO: -read and write the values from the JSON input files
                        sText = sText &amp; textLine
                        'MsgBox ("text: " &amp; sText)
                        
                        textLineColumnArray = Split(sText, ",")                  

                        If (InStr(UCase(Filename), ",") &lt;&gt; 0) Then 'MEDICAL DOCTOR
                            'iFeeTotalCount = CInt(Split(textLineColumnArray(0), ":")(1))
                            dFeeTotalCount = CDbl(Split(textLineColumnArray(0), ":")(1))
                            iQuantityTotalCount = CInt(Replace(Split(textLineColumnArray(1), ":")(1), ",", ""))
                            'iNetFeeTotalCount = CInt(Replace(Split(textLineColumnArray(2), ":")(1), ",", ""))
                            dNetFeeTotalCount = CDbl(Replace(Split(textLineColumnArray(2), ":")(1), ",", ""))
                        
                            iDexaQuantityTotalCount = CInt(Replace(Split(textLineColumnArray(3), ":")(1), ",", ""))
                            iPrivateQuantityTotalCount = CInt(Replace(Split(textLineColumnArray(4), ":")(1), ",", ""))
                            iNoChargeQuantityTotalCount = CInt(Replace(Split(textLineColumnArray(5), ":")(1), "}]", ""))
                        Else
                            'iFeeTotalCount = CInt(Split(textLineColumnArray(0), ":")(1))
                            dFeeTotalCount = CDbl(Split(textLineColumnArray(0), ":")(1))
                            
                            'iQuantityTotalCount = CInt(Replace(Split(textLineColumnArray(1), ":")(1), "}]", ""))
                            iQuantityTotalCount = CInt(Replace(Split(textLineColumnArray(1), ":")(1), ",", ""))
                            'iNetFeeTotalCount = CInt(Replace(Split(textLineColumnArray(2), ":")(1), "}]", ""))
                            dNetFeeTotalCount = CDbl(Replace(Split(textLineColumnArray(2), ":")(1), "}]", ""))
                        End If

'                        MsgBox ("iFeeTotalCount: " &amp; iFeeTotalCount)
'                        MsgBox ("iQuantityTotalCount: " &amp; iQuantityTotalCount)
                                                
                        'write the values in SUMMARY REPORT worksheet
                        'note: we verify "\MEDICINEASTERISK" before "\MEDICINE"
                        'msgbox(UCase(Filename))
                        'edited by Mike, 20200808
                        'Windows Machine
                        'note: in LibreOffice, the filename becomes to use back slash
'                        If (InStr(UCase(Filename), "/MEDICINEASTERISK") &lt;&gt; 0) Then                        
                        If (InStr(UCase(Filename), "\MEDICINEASTERISK") &lt;&gt; 0) Then                        
						    'Note: Cell A1; where: ...getCellByPosition(iColumnCount, iRowCount)
							summaryReportWorksheet.getCellByPosition(6, 16).Value = dFeeTotalCount
							summaryReportWorksheet.getCellByPosition(8, 16).Value = dFeeTotalCount
							summaryReportWorksheet.getCellByPosition(7, 16).Value = iQuantityTotalCount
                            
							summaryReportWorksheet.getCellByPosition(0, 9).Value = dFeeTotalCount
'                        ElseIf (InStr(UCase(Filename), "/MEDICINE") &lt;&gt; 0) Then
                        ElseIf (InStr(UCase(Filename), "\MEDICINE") &lt;&gt; 0) Then
						    'Note: Cell A1; where: ...getCellByPosition(iColumnCount, iRowCount)
							summaryReportWorksheet.getCellByPosition(6, 4).Value = dFeeTotalCount
							summaryReportWorksheet.getCellByPosition(8, 4).Value = dFeeTotalCount
							summaryReportWorksheet.getCellByPosition(7, 4).Value = iQuantityTotalCount
'                        ElseIf (InStr(UCase(Filename), "/NONMEDICINE") &lt;&gt; 0) Then
                        ElseIf (InStr(UCase(Filename), "\NONMEDICINE") &lt;&gt; 0) Then
						    'Note: Cell A1; where: ...getCellByPosition(iColumnCount, iRowCount)
							summaryReportWorksheet.getCellByPosition(6, 5).Value = dFeeTotalCount
							summaryReportWorksheet.getCellByPosition(8, 5).Value = dFeeTotalCount
							summaryReportWorksheet.getCellByPosition(7, 5).Value = iQuantityTotalCount
'                        ElseIf (InStr(UCase(Filename), "/XRAY") &lt;&gt; 0) Then
                        ElseIf (InStr(UCase(Filename), "\XRAY") &lt;&gt; 0) Then
						    'Note: Cell A1; where: ...getCellByPosition(iColumnCount, iRowCount)
							summaryReportWorksheet.getCellByPosition(6, 3).Value = dFeeTotalCount
							summaryReportWorksheet.getCellByPosition(8, 3).Value = dFeeTotalCount
							summaryReportWorksheet.getCellByPosition(7, 3).Value = iQuantityTotalCount

							summaryReportWorksheet.getCellByPosition(0, 12).Value = iQuantityTotalCount
'                        ElseIf (InStr(UCase(Filename), "/LAB") &lt;&gt; 0) Then
                        ElseIf (InStr(UCase(Filename), "\LAB") &lt;&gt; 0) Then
						    'Note: Cell A1; where: ...getCellByPosition(iColumnCount, iRowCount)
							summaryReportWorksheet.getCellByPosition(6, 6).Value = dFeeTotalCount
							summaryReportWorksheet.getCellByPosition(8, 6).Value = dFeeTotalCount
							summaryReportWorksheet.getCellByPosition(7, 6).Value = iQuantityTotalCount

							summaryReportWorksheet.getCellByPosition(0,14).Value = iQuantityTotalCount
                        'added by Mike, 20201105
                        ElseIf (InStr(UCase(Filename), "\Snack") &lt;&gt; 0) Then
						    'Note: Cell A1; where: ...getCellByPosition(iColumnCount, iRowCount)
							summaryReportWorksheet.getCellByPosition(6, 7).Value = dFeeTotalCount
							summaryReportWorksheet.getCellByPosition(8, 7).Value = dFeeTotalCount
							summaryReportWorksheet.getCellByPosition(7, 7).Value = iQuantityTotalCount

							'summaryReportWorksheet.getCellByPosition(0, 12).Value = iQuantityTotalCount
                        'TO-DO: -update: this
                        ElseIf (InStr(UCase(Filename), "PEDRO") &lt;&gt; 0) Then
						    'Note: Cell A1; where: ...getCellByPosition(iColumnCount, iRowCount)
							summaryReportWorksheet.getCellByPosition(6, 2).Value = dFeeTotalCount
							summaryReportWorksheet.getCellByPosition(8, 2).Value = dNetFeeTotalCount
							summaryReportWorksheet.getCellByPosition(7, 2).Value = iQuantity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PETER") &lt;&gt; 0) Then
						    'Note: Cell A1; where: ...getCellByPosition(iColumnCount, iRowCount)
							summaryReportWorksheet.getCellByPosition(6, 15).Value = dFeeTotalCount

							'edited by Mike, 20200820
							'summaryReportWorksheet.getCellByPosition(8, 15).Value = dNetFeeTotalCount
							summaryReportWorksheet.getCellByPosition(8, 15).Value = dFeeTotalCount - dNetFeeTotalCount
							
							summaryReportWorksheet.getCellByPosition(7, 15).Value = iQuantityTotalCount

                            summaryReportWorksheet.getCellByPosition(0, 5).Value = dNetFee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CHASTITY") &lt;&gt; 0) Then
 						    'Note: Cell A1; where: ...getCellByPosition(iColumnCount, iRowCount)
							summaryReportWorksheet.getCellByPosition(6, 9).Value = dFeeTotalCount

							'edited by Mike, 20200820
							'summaryReportWorksheet.getCellByPosition(8, 9).Value = dNetFeeTotalCount
							summaryReportWorksheet.getCellByPosition(8, 9).Value = dFeeTotalCount - dNetFeeTotalCount

							summaryReportWorksheet.getCellByPosition(7, 9).Value = iQuantityTotalCount

                            summaryReportWorksheet.getCellByPosition(0, 6).Value = dNetFeeTotalCount

							'edited by Mike, 20200804
							'MON
							if (iDateTodayDay=2) Then
								oNumberFormats = ThisComponent.numberFormats
								lKey = oNumberFormats.queryKey("0.00", oLocalSettings , true)
								summaryReportWorksheet.getCellByPosition(0, 6).NumberFormat = lKey
							EndIf
							
                            summaryReportWorksheet.getCellByPosition(1, 6).String = "DR. CHASTITY AMOR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RODIL") &lt;&gt; 0) Then
 						    'Note: Cell A1; where: ...getCellByPosition(iColumnCount, iRowCount)
							summaryReportWorksheet.getCellByPosition(6, 11).Value = dFeeTotalCount

							'edited by Mike, 20200820
							'summaryReportWorksheet.getCellByPosition(8, 11).Value = dNetFeeTotalCount
							summaryReportWorksheet.getCellByPosition(8, 11).Value = dFeeTotalCount - dNetFeeTotalCount

							summaryReportWorksheet.getCellByPosition(7, 11).Value = iQuantityTotalCount

                            summaryReportWorksheet.getCellByPosition(0, 6).Value = dNetFeeTotalCount

							'edited by Mike, 20200804
							'TUE &amp; THU
							if ((iDateTodayDay=3) or (iDateTodayDay=5)) Then
								oNumberFormats = ThisComponent.numberFormats
								lKey = oNumberFormats.queryKey("0.00", oLocalSettings , true)
								summaryReportWorksheet.getCellByPosition(0, 6).NumberFormat = lKey
							EndIf
							                            
                            summaryReportWorksheet.getCellByPosition(1, 6).String = "DR. RODIL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HONESTO") &lt;&gt; 0) Then
 						    'Note: Cell A1; where: ...getCellByPosition(iColumnCount, iRowCount)
							summaryReportWorksheet.getCellByPosition(6, 12).Value = dFeeTotalCount

							'edited by Mike, 20200820
							'summaryReportWorksheet.getCellByPosition(8, 12).Value = dNetFeeTotalCount
							summaryReportWorksheet.getCellByPosition(8, 12).Value = dFeeTotalCount - dNetFeeTotalCount

							summaryReportWorksheet.getCellByPosition(7, 12).Value = iQuantityTotalCount

                            summaryReportWorksheet.getCellByPosition(0, 6).Value = dNetFeeTotalCount

							'edited by Mike, 20200804
							'WED &amp; FRI
							if ((iDateTodayDay=4) or (iDateTodayDay=6)) Then
								oNumberFormats = ThisComponent.numberFormats
								lKey = oNumberFormats.queryKey("0.00", oLocalSettings , true)
								summaryReportWorksheet.getCellByPosition(0, 6).NumberFormat = lKey
							EndIf
							
                            summaryReportWorksheet.getCellByPosition(1, 6).String = "DR. HONESTO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GRACIA") &lt;&gt; 0) Then
 						    'Note: Cell A1; where: ...getCellByPosition(iColumnCount, iRowCount)
							summaryReportWorksheet.getCellByPosition(6, 13).Value = dFeeTotalCount

							'edited by Mike, 20200820
							'summaryReportWorksheet.getCellByPosition(8, 13).Value = dNetFeeTotalCount
							summaryReportWorksheet.getCellByPosition(8, 13).Value = dFeeTotalCount - dNetFeeTotalCount

							summaryReportWorksheet.getCellByPosition(7, 13).Value = iQuantityTotalCount

                            summaryReportWorksheet.getCellByPosition(0, 6).Value = dNetFeeTotalCount

							'edited by Mike, 20200804
							'SAT
							if (iDateTodayDay=7) Then
								oNumberFormats = ThisComponent.numberFormats
								lKey = oNumberFormats.queryKey("0.00", oLocalSettings , true)
								summaryReportWorksheet.getCellByPosition(0, 6).NumberFormat = lKey
							EndIf

                            summaryReportWorksheet.getCellByPosition(1, 6).String = "DR. GRACIA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\VAT") &lt;&gt; 0) Then
 						    'Note: Cell A1; where: ...getCellByPosition(iColumnCount, iRowCount)
							summaryReportWorksheet.getCellByPosition(6, 17).Value = dFeeTotalCount
							summaryReportWorksheet.getCellByPosition(8, 17).Value = dNetFeeTotalCount
							summaryReportWorksheet.getCellByPosition(7, 17).Value = iQuantityTotalCount
						'added by Mike, 20200819
                        ElseIf (InStr(UCase(Filename), "\MINORSET") &lt;&gt; 0) Then
						    'Note: Cell A1; where: ...getCellByPosition(iColumnCount, iRowCount)
							summaryReportWorksheet.getCellByPosition(6, 8).Value = dFeeTotalCount
							summaryReportWorksheet.getCellByPosition(8, 8).Value = dFeeTotalCount
							summaryReportWorksheet.getCellByPosition(7, 8).Value = iQuantityTotalCount							
                        End If
                Loop
             Close #1
        End If
    Next Filename

  'added by Mike, 20200821
  'column, row
  summaryReportWorksheet.getCellByPosition(1, 0).String = sDateToday
  summaryReportWorksheet.getCellByPosition(2, 0).Formula = "=UPPER(TEXT(B1;""DDDD""))"
  
'  iPrevDateDay = Weekday(Now()-1)
  sPrevDate = Format(Now()-1, "yyyy-mm-dd")

  'We do not include Sunday
  If (iDateTodayDay=2) then 'Monday
'  	iPrevDateDay = 7 'Saturday  	
  	sPrevDate = Format(Now()-2, "yyyy-mm-dd")  	
  End If	
	
  'Msgbox(sPrevDate)

  'column, row
  summaryReportWorksheet.getCellByPosition(0, 18).String = sPrevDate
  summaryReportWorksheet.getCellByPosition(1, 18).Formula = "=UPPER(TEXT(A19;""DDDD""))"

  'added by Mike, 20200803
  'position: column, row
  summaryReportWorksheet.getCellByPosition(8, 6).Formula = "=G7" 'LAB
  summaryReportWorksheet.getCellByPosition(8, 7).Formula = "=G8" 'SSS
  summaryReportWorksheet.getCellByPosition(8, 8).Formula = "=G9" 'MINOR
  summaryReportWorksheet.getCellByPosition(8, 14).Formula = "=G15" 'PHOTOCOPY

  'added by Mike, 20200803
  'GLUCOSAMINE SULPHATE &amp; CALCIUM
  oNumberFormats = ThisComponent.numberFormats
  lKey = oNumberFormats.queryKey("0.00", oLocalSettings , true)
  summaryReportWorksheet.getCellByPosition(0, 9).NumberFormat = lKey
  'edited by Mike, 20201205
'  summaryReportWorksheet.getCellByPosition(1, 9).String = "GLUCOSAMINE SULPHATE &amp; CALCIUM"
  'edited by Mike, 20220701
'  summaryReportWorksheet.getCellByPosition(1, 9).String = "GLUCOSAMINE SULFATE &amp; CALCIUM"
  summaryReportWorksheet.getCellByPosition(1, 9).String = "GLUCO.SULFATE &amp; CALCIUM"
  summaryReportWorksheet.getCellByPosition(1, 9).CharWeight = com.sun.star.awt.FontWeight.BOLD

  'TOTAL
  oNumberFormats = ThisComponent.numberFormats
  lKey = oNumberFormats.queryKey("0.00", oLocalSettings , true)
  summaryReportWorksheet.getCellByPosition(0, 10).NumberFormat = lKey
  summaryReportWorksheet.getCellByPosition(0, 10).Formula = "=SUM(A5:A10)"

  'identify from left to right the last column used, i.e. used range 
  oCursor = summaryReportWorksheet.createCursor()
  oCursor.gotoEndOfUsedArea(True)
  oColumns = oCursor.getColumns()
  oRows = oCursor.getRows()

  'apply auto-fit to each column
  For i = oColumns.getCount() - 1 To 0 Step -1
      oColumn = oColumns.getByIndex(i)
      oColumn.OptimalWidth = True
  Next i

  'summaryReportWorksheet.getColumns(1).Width = 11 * 1000 * 1000 / 4
  summaryReportWorksheet.getColumns().getByName("B").Width = 11 * 1000 / 4

  'TO-DO: -add: this
  'If (inputWorkbook.Name &lt;&gt; outputWorkbook.Name) Then
  '  inputWorkbook.Close
  'End If

   dispatcher.executeDispatch(ThisComponent.CurrentController.Frame, ".uno:SaveAs", "", 0, saveAsODSArgs())
End Sub

Sub autoExportCurrentWorksheetToCSV()
' Copyright 2018~2022 SYSON, MICHAEL B.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company: USBONG
' @author: SYSON, MICHAEL B.
' @date created: 20181105
' @date updated: 20220701; from 20210327
' @website address: http://www.usbong.ph
'
' Input Workbook with Worksheet
' Given:
' 1) Worksheet, "SUMMARY"
'
' Output:
' 1) Tab delimited .txt files of the current Worksheet in the Excel Workbook
' --&gt; If the Workbook's filename is "moscReportForTheDay2020-07-25.xlsm", the output Tab delimited filename would be "moscReportForTheDay2020-07-25Final.csv".
' --&gt; Note the additional keyword, "Final".
'
' Notes:
' 1) We recommend that the input workbook is saved as an Excel Macro-Enabled Workbook, i.e. .xlsm.
' --&gt; Otherwise, you'll need to create and put this set of VBA instructions in the workbook every time.
'
  GlobalScope.BasicLibraries.loadLibrary("Tools")

  Dim Prop(1) as New com.sun.star.beans.PropertyValue
  Dim saveAsCSVArgs(1) as new com.sun.star.beans.PropertyValue

  Dim path As String

  dispatcher = createUnoService("com.sun.star.frame.DispatchHelper")

  myInput = ThisComponent.Sheets.getByName("SUMMARY")

  'update file location
  'sPath = "D:\Usbong\MOSC\Forms\Information Desk\output\cashier\"
  'sPath = "/home/unit_member/Documents/Accounting/Cashier/output/"
  sPath = "G:\Usbong MOSC\Everyone\Information Desk\output\informationDesk\cashier\"
  'sPath = "/home/unit_member/Documents/MOSC/Forms/Information Desk/"

  sFileName = Split(FileNameoutofPath(ThisComponent.getURL(),"/"),".ods")(0) 
  'delete "Final" if already exists
  sFileName = Split(sFileName,"Final")(0)  &amp; "Final"
  'delete .csv if already exists
  sFileName = Split(sFileName,".csv")(0)  &amp; ".csv"

  saveAsCSVArgs(1).Name = "FilterName"
  saveAsCSVArgs(1).Value = "Text - txt - csv (StarCalc)" 
  
'  saveAsCSVArgs(0).Name = "FilterName"
'  saveAsCSVArgs(0).Value = "Text - txt - csv (StarCalc)" 

  'added by Mike, 20200812
'  saveAsCSVArgs(1).Name = "FilterOptions"
'  saveAsCSVArgs(1).Value ="UTF8,CRLF,Liberation Mono,en-US,"
    		
  sOutputPath = ConvertToURL(sPath &amp; "/" &amp; sFileName )
  ThisComponent.storeAsURL(sOutputPath, saveAsCSVArgs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